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font-weight="normal" officeooo:rsid="001cc36c" officeooo:paragraph-rsid="001cc36c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Ubuntu" fo:font-size="18pt" fo:font-weight="bold" officeooo:rsid="001cc36c" officeooo:paragraph-rsid="001cc36c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res:</text:p>
      <text:p text:style-name="P2"/>
      <text:p text:style-name="P1">- Beatriz Bianca Moreira Vasconcelos</text:p>
      <text:p text:style-name="P1">- Mateus Matos da Costa</text:p>
      <text:p text:style-name="P1">- Marcos Vinicius dos Santos Somb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38:01.586399035</meta:creation-date>
    <dc:date>2017-06-16T07:41:43.654253780</dc:date>
    <meta:editing-duration>PT3M48S</meta:editing-duration>
    <meta:editing-cycles>1</meta:editing-cycles>
    <meta:document-statistic meta:table-count="0" meta:image-count="0" meta:object-count="0" meta:page-count="1" meta:paragraph-count="4" meta:word-count="17" meta:character-count="102" meta:non-whitespace-character-count="89"/>
    <meta:generator>LibreOffice/5.2.2.2$Linux_X86_64 LibreOffice_project/20m0$Build-2</meta:generator>
  </office:meta>
</office:document-meta>
</file>